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AnnotationConfigDispatcherServletInitializer.createServletApplicationCont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AnnotationConfigDispatcherServletInitializer.createRootApplicationCont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